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Blue_5f_Curve-title">
      <style:graphic-properties draw:auto-grow-height="true" fo:min-height="4.39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576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_5f_-title">
      <style:graphic-properties draw:auto-grow-height="true" fo:min-height="4.39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_5f_-title">
      <style:graphic-properties draw:auto-grow-height="true" fo:min-height="1.576cm"/>
      <style:paragraph-properties style:writing-mode="lr-tb"/>
    </style:style>
    <style:style style:name="pr9" style:family="presentation" style:parent-style-name="Blue_5f_Curve1_5f_-outline1">
      <style:graphic-properties fo:min-height="5.576cm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1c1c1c" loext:opacity="100%" fo:font-size="40pt" style:font-size-asian="40pt" style:font-size-complex="40pt"/>
    </style:style>
    <style:style style:name="P3" style:family="paragraph">
      <style:paragraph-properties style:writing-mode="lr-tb"/>
      <style:text-properties fo:color="#1c1c1c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40pt" style:font-size-asian="40pt" style:font-size-complex="4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color="#1c1c1c" loext:opacity="100%"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color="#1c1c1c" loext:opacity="100%" fo:font-size="36pt" style:font-size-asian="36pt" style:font-size-complex="36pt"/>
    </style:style>
    <style:style style:name="T2" style:family="text">
      <style:text-properties fo:color="#1c1c1c" loext:opacity="100%" fo:font-size="40pt" style:font-size-asian="40pt" style:font-size-complex="40pt"/>
    </style:style>
    <style:style style:name="T3" style:family="text">
      <style:text-properties fo:color="#1c1c1c" loext:opacity="100%" fo:font-size="24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1c1c1c" loext:opacity="100%" fo:font-size="32pt" style:font-size-asian="32pt" style:font-size-complex="32pt"/>
    </style:style>
    <style:style style:name="T6" style:family="text">
      <style:text-properties fo:color="#1c1c1c" loext:opacity="100%"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1c1c1c" loext:opacity="100%" fo:font-size="32pt" fo:font-style="normal" style:font-size-asian="32pt" style:font-style-asian="normal" style:font-size-complex="32pt" style:font-style-complex="normal"/>
    </style:style>
    <style:style style:name="T8" style:family="text">
      <style:text-properties fo:color="#1c1c1c" loext:opacity="100%" style:font-name="Liberation Serif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fo:font-size="32pt" fo:text-shadow="none" style:text-underline-style="none" fo:font-weight="normal" style:letter-kerning="true" fo:background-color="transparent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loext:opacity="100%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c1c1c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1c1c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4.39cm" svg:x="0cm" svg:y="4.5cm" presentation:class="title" presentation:user-transformed="true">
          <draw:text-box>
            <text:p text:style-name="P1"><text:span text:style-name="T1">An Introduction to:</text:span><text:span text:style-name="T2"><text:line-break/></text:span><text:span text:style-name="T2">The muDAQ System</text:span></text:p>
          </draw:text-box>
        </draw:frame>
        <draw:frame presentation:style-name="pr1" draw:text-style-name="P3" draw:layer="layout" svg:width="25cm" svg:height="4.39cm" svg:x="0cm" svg:y="7.366cm" presentation:class="title" presentation:user-transformed="true">
          <draw:text-box>
            <text:p text:style-name="P1"><text:span text:style-name="T3">Joseph Lewis-Merrill</text:span><text:span text:style-name="T3"><text:line-break/></text:span><text:span text:style-name="T3">KGB Lab @ UC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1.576cm" svg:x="1cm" svg:y="0.376cm" presentation:class="title" presentation:user-transformed="true">
          <draw:text-box>
            <text:p><text:span text:style-name="T4">Road Map</text:span>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" text:id="id1"><text:span text:style-name="T2">What is a DAQ?</text:span></text:p>
              </text:list-item>
              <text:list-item>
                <text:p xml:id="id2" text:id="id2"><text:span text:style-name="T2">How Do DAQs Work?</text:span></text:p>
              </text:list-item>
              <text:list-item>
                <text:p xml:id="id3" text:id="id3"><text:span text:style-name="T2">What is muDAQ?</text:span></text:p>
              </text:list-item>
              <text:list-item>
                <text:p xml:id="id4" text:id="id4"><text:span text:style-name="T2">How Do I Use muDAQ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6" draw:text-style-name="P2" draw:layer="layout" svg:width="25cm" svg:height="4.39cm" svg:x="0cm" svg:y="4.5cm" presentation:class="title" presentation:user-transformed="true">
          <draw:text-box>
            <text:p text:style-name="P6"><text:span text:style-name="T2">What is a DAQ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What is a 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5" text:id="id5"><text:span text:style-name="T5">DAQ : [“dak”] (n.) Short for </text:span><text:span text:style-name="T6">Data AcQusition. </text:span><text:span text:style-name="T7">A system that collects “real-world” data from external inputs and processes it for storage and/or transmission.</text:span></text:p>
              </text:list-item>
              <text:list-item>
                <text:p xml:id="id6" text:id="id6"><text:span text:style-name="T7">Most modern DAQs are electronic, but an observer with a notebook and pen would also be a DAQ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What is a 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5">There are two types of electronic signal:</text:span></text:p>
                <text:list>
                  <text:list-item>
                    <text:p xml:id="id7" text:id="id7"><text:span text:style-name="T5">Analog – takes any value in a continuous range, typically changes smoothly in time.</text:span></text:p>
                  </text:list-item>
                  <text:list-item>
                    <text:p xml:id="id8" text:id="id8"><text:span text:style-name="T5">Ex: Radio waves, AC/Mains power, many sensors</text:span></text:p>
                  </text:list-item>
                  <text:list-item>
                    <text:p xml:id="id9" text:id="id9"><text:span text:style-name="T5">Data encoded by the instantaneous valu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What is a 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5">There are two types of electronic signal:</text:span></text:p>
                <text:list>
                  <text:list-item>
                    <text:p xml:id="id10" text:id="id10"><text:span text:style-name="T5">Digital – Takes one of two values, denoted as ON - OFF, 1 - 0, True - False, etc.</text:span></text:p>
                  </text:list-item>
                  <text:list-item>
                    <text:p xml:id="id11" text:id="id11"><text:span text:style-name="T5">Ex: All digital electronics, DC power (always ON), a handful of sensors</text:span></text:p>
                  </text:list-item>
                  <text:list-item>
                    <text:p xml:id="id12" text:id="id12"><text:span text:style-name="T5">Data encoded in binary </text:span></text:p>
                    <text:list>
                      <text:list-item>
                        <text:p xml:id="id13" text:id="id13"><text:span text:style-name="T5">(eg. 1101 = 8 + 4 + 0 +1 = 13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6" draw:text-style-name="P2" draw:layer="layout" svg:width="25cm" svg:height="4.39cm" svg:x="0cm" svg:y="4.5cm" presentation:class="title" presentation:user-transformed="true">
          <draw:text-box>
            <text:p text:style-name="P6"><text:span text:style-name="T2">How Do DAQs Work​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 text:style-name="P9"><text:span text:style-name="T4">How Do DAQs Work​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4" text:id="id14"><text:span text:style-name="T5">Modern computers are almost exclusively digital</text:span></text:p>
              </text:list-item>
              <text:list-item>
                <text:p xml:id="id15" text:id="id15"><text:span text:style-name="T5">Electronic sensors are almost exclusively analog</text:span></text:p>
              </text:list-item>
              <text:list-item>
                <text:p xml:id="id16" text:id="id16"><text:span text:style-name="T5">We need a translator!</text:span></text:p>
              </text:list-item>
              <text:list-item>
                <text:p xml:id="id17" text:id="id17"><text:span text:style-name="T5">Enter: The ADC (Analog to Digital Converter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How Do DAQs Work​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8" text:id="id18"><text:span text:style-name="T5">The ADC takes a voltage input <text:s text:c="6"/>within a </text:span><text:span text:style-name="T5">range <text:s text:c="5"/>(e.g. 0-10V) and discretizes it into </text:span><text:span text:style-name="T8">N</text:span><text:span text:style-name="T5"> </text:span><text:span text:style-name="T5">segments or bins.</text:span></text:p>
              </text:list-item>
              <text:list-item>
                <text:p xml:id="id21" text:id="id21"><text:span text:style-name="T9">Each bin is addressed by a binary number with </text:span><text:span text:style-name="T10">b</text:span><text:span text:style-name="T11"> </text:span><text:span text:style-name="T11">bits (i.e. </text:span><text:span text:style-name="T8">b</text:span><text:span text:style-name="T5"> = len(1101) = 4)</text:span></text:p>
              </text:list-item>
              <text:list-item>
                <text:p xml:id="id22" text:id="id22"><text:span text:style-name="T5">The output is the binary number </text:span><text:span text:style-name="T8">D</text:span><text:span text:style-name="T5"> that </text:span><text:span text:style-name="T5">corresponds to the bin into which the input </text:span><text:span text:style-name="T5">voltage falls</text:span></text:p>
              </text:list-item>
            </text:list>
          </draw:text-box>
        </draw:frame>
        <draw:frame draw:style-name="gr2" draw:text-style-name="P9" draw:layer="layout" svg:width="1.999cm" svg:height="0.999cm" svg:x="13.041cm" svg:y="7.4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9" xml:id="id20" draw:id="id20" draw:layer="layout" svg:width="1.346cm" svg:height="1.411cm" svg:x="2.032cm" svg:y="4.31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9" xml:id="id19" draw:id="id19" draw:layer="layout" svg:width="1.241cm" svg:height="1.411cm" svg:x="18.034cm" svg:y="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How Do DAQs Work​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23" text:id="id23"><text:span text:style-name="T5">How do we calculate the voltage input given the digital (binary) output?</text:span></text:p>
                <text:p><text:span text:style-name="T5"/></text:p>
                <text:p><text:span text:style-name="T5"/></text:p>
              </text:list-item>
              <text:list-item>
                <text:p xml:id="id25" text:id="id25" text:style-name="P10"><text:span text:style-name="T12">The resolution </text:span><text:span text:style-name="T10">δV</text:span><text:span text:style-name="T13"> </text:span><text:span text:style-name="T14">is typically given by</text:span></text:p>
                <text:p><text:span text:style-name="T5"/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2" draw:text-style-name="P9" xml:id="id24" draw:id="id24" draw:layer="layout" svg:width="7.21cm" svg:height="2.826cm" svg:x="10.16cm" svg:y="6.09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9" xml:id="id26" draw:id="id26" draw:layer="layout" svg:width="3.892cm" svg:height="2.988cm" svg:x="11.176cm" svg:y="10.72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How Do DAQs Work​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27" text:id="id27"><text:span text:style-name="T5">The ADC is the “heart” of the DAQ. Every analog signal must pass through it.</text:span></text:p>
              </text:list-item>
              <text:list-item>
                <text:p xml:id="id28" text:id="id28" text:style-name="P10"><text:span text:style-name="T11">The primary “quality” of the ADC is its resolution in bits, </text:span><text:span text:style-name="T10">b</text:span><text:span text:style-name="T14">, with higher resolutions typically being more expensive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6" draw:text-style-name="P2" draw:layer="layout" svg:width="25cm" svg:height="4.39cm" svg:x="0cm" svg:y="4.5cm" presentation:class="title" presentation:user-transformed="true">
          <draw:text-box>
            <text:p text:style-name="P6"><text:span text:style-name="T2">What is muDAQ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What is mu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29" text:id="id29"><text:span text:style-name="T5">muDAQ is:</text:span></text:p>
                <text:list>
                  <text:list-item>
                    <text:p xml:id="id30" text:id="id30"><text:span text:style-name="T5">ModUlar</text:span></text:p>
                  </text:list-item>
                  <text:list-item>
                    <text:p xml:id="id31" text:id="id31"><text:span text:style-name="T5">Multi-Unit</text:span></text:p>
                  </text:list-item>
                  <text:list-item>
                    <text:p xml:id="id32" text:id="id32"><text:span text:style-name="T5">Multi-Use</text:span></text:p>
                  </text:list-item>
                  <text:list-item>
                    <text:p xml:id="id33" text:id="id33"><text:span text:style-name="T5">μ-second scale</text:span></text:p>
                  </text:list-item>
                  <text:list-item>
                    <text:p xml:id="id34" text:id="id34"><text:span text:style-name="T5">and more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What is mu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35" text:id="id35"><text:span text:style-name="T5">muDAQ is a DAQ system built around open-source software and hardware, to the extent that is possible.</text:span></text:p>
              </text:list-item>
              <text:list-item>
                <text:p xml:id="id36" text:id="id36"><text:span text:style-name="T5">It is meant to be cheap to implement, easy to use, and easy to exten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What is mu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37" text:id="id37"><text:span text:style-name="T5">The muDAQ system has two parts:</text:span></text:p>
              </text:list-item>
              <text:list-item>
                <text:p xml:id="id38" text:id="id38"><text:span text:style-name="T5">The Arduino – Captures analog signals with onboard ADC and transmits data via serial over USB</text:span></text:p>
              </text:list-item>
              <text:list-item>
                <text:p xml:id="id39" text:id="id39"><text:span text:style-name="T5">The Computer – Receives data via serial over USB and processes/stores it for analysi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What is mu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40" text:id="id40"><text:span text:style-name="T5">For the Arduino, we typically use the Artemis ATP by SparkFun. It has a 14-bit ADC and 10 analog pins.</text:span></text:p>
              </text:list-item>
              <text:list-item>
                <text:p xml:id="id41" text:id="id41"><text:span text:style-name="T5">We also have the Arduino UNO and its SparkFun equivalent, which have 10-bit ADCs and 6 analog pins</text:span></text:p>
              </text:list-item>
              <text:list-item>
                <text:p xml:id="id42" text:id="id42"><text:span text:style-name="T5">External ADC expansion boards are available (See Jewel’s Work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What is mu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43" text:id="id43"><text:span text:style-name="T5">Any computer with a USB port capable of running Python 3 is compatible (Linux, Max, Windows, Raspberry Pi etc.)</text:span></text:p>
              </text:list-item>
              <text:list-item>
                <text:p xml:id="id44" text:id="id44"><text:span text:style-name="T5">Uses a single .JSON file to program collection routine</text:span></text:p>
              </text:list-item>
              <text:list-item>
                <text:p xml:id="id45" text:id="id45"><text:span text:style-name="T5">More features being added regularl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6" draw:text-style-name="P2" draw:layer="layout" svg:width="25cm" svg:height="4.39cm" svg:x="0cm" svg:y="4.5cm" presentation:class="title" presentation:user-transformed="true">
          <draw:text-box>
            <text:p text:style-name="P6"><text:span text:style-name="T2">How Do I Use muDAQ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How Do I Use mu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46" text:id="id46"><text:span text:style-name="T5">Connecting the hardware:</text:span></text:p>
                <text:list>
                  <text:list-item>
                    <text:p xml:id="id47" text:id="id47"><text:span text:style-name="T5">Make sure the Arduino is disconnected</text:span></text:p>
                  </text:list-item>
                  <text:list-item>
                    <text:p xml:id="id48" text:id="id48"><text:span text:style-name="T5">Plug in sensors to analog ports (i.e. “A11”)</text:span></text:p>
                  </text:list-item>
                  <text:list-item>
                    <text:p xml:id="id49" text:id="id49"><text:span text:style-name="T5">Plug the Arduino cable into the computer</text:span></text:p>
                  </text:list-item>
                  <text:list-item>
                    <text:p xml:id="id50" text:id="id50"><text:span text:style-name="T5">LED lights should turn 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How Do I Use mu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51" text:id="id51"><text:span text:style-name="T5">The .JSON Control File (or JCF) contains all of the information the collection script needs in order to collect the data you want.</text:span></text:p>
              </text:list-item>
              <text:list-item>
                <text:p xml:id="id52" text:id="id52"><text:span text:style-name="T5">There are three levels:</text:span></text:p>
                <text:list>
                  <text:list-item>
                    <text:p xml:id="id53" text:id="id53"><text:span text:style-name="T5">High/Overarching</text:span></text:p>
                  </text:list-item>
                  <text:list-item>
                    <text:p xml:id="id54" text:id="id54"><text:span text:style-name="T5">Device</text:span></text:p>
                  </text:list-item>
                  <text:list-item>
                    <text:p xml:id="id55" text:id="id55"><text:span text:style-name="T5">Channe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How Do I Use mu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56" text:id="id56"><text:span text:style-name="T5">High Level Settings:</text:span></text:p>
                <text:list>
                  <text:list-item>
                    <text:p xml:id="id57" text:id="id57"><text:span text:style-name="T5">Affect output at every level/are very general</text:span></text:p>
                  </text:list-item>
                  <text:list-item>
                    <text:p xml:id="id58" text:id="id58"><text:span text:style-name="T5">Ex: Program name – string – name of the collection program (e.g. “Two plume monitor”)</text:span></text:p>
                  </text:list-item>
                  <text:list-item>
                    <text:p xml:id="id59" text:id="id59"><text:span text:style-name="T5">Ex: data_file_prefix – string – path to the location the data should be stored, including the file prefix (e.g. “&lt;path/to/dir&gt;/two_plume”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How Do I Use mu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60" text:id="id60"><text:span text:style-name="T5">Device Level Settings:</text:span></text:p>
                <text:list>
                  <text:list-item>
                    <text:p xml:id="id61" text:id="id61"><text:span text:style-name="T5">Contained as a list in High Level Settings</text:span></text:p>
                  </text:list-item>
                  <text:list-item>
                    <text:p xml:id="id62" text:id="id62"><text:span text:style-name="T5">Settings unique to each board like:</text:span></text:p>
                    <text:list>
                      <text:list-item>
                        <text:p xml:id="id63" text:id="id63"><text:span text:style-name="T5">Baudrate (bits/second)</text:span></text:p>
                      </text:list-item>
                      <text:list-item>
                        <text:p xml:id="id64" text:id="id64"><text:span text:style-name="T5">Port (location of USB device)</text:span></text:p>
                      </text:list-item>
                      <text:list-item>
                        <text:p xml:id="id65" text:id="id65"><text:span text:style-name="T5">Device Na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How Do I Use mu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66" text:id="id66"><text:span text:style-name="T5">Channel Level Settings:</text:span></text:p>
                <text:list>
                  <text:list-item>
                    <text:p xml:id="id67" text:id="id67"><text:span text:style-name="T5">Settings unique to each data stream/channel</text:span></text:p>
                  </text:list-item>
                  <text:list-item>
                    <text:p xml:id="id68" text:id="id68"><text:span text:style-name="T5">Ex: pin_id: The number or string ID of the analog pin on the Arduino board to be sampled</text:span></text:p>
                  </text:list-item>
                  <text:list-item>
                    <text:p xml:id="id69" text:id="id69"><text:span text:style-name="T5">Different channels can sample the same pin, if desir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How Do I Use mu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70" text:id="id70"><text:span text:style-name="T5">The muDAQ code is available in a public git repo</text:span></text:p>
              </text:list-item>
              <text:list-item>
                <text:p xml:id="id71" text:id="id71"><text:span text:style-name="T5">To run muDAQ do the following:</text:span></text:p>
                <text:list>
                  <text:list-item>
                    <text:p xml:id="id72" text:id="id72"><text:span text:style-name="T5">Navigate to the repo directory</text:span></text:p>
                  </text:list-item>
                  <text:list-item>
                    <text:p xml:id="id73" text:id="id73"><text:span text:style-name="T5">Navigate to “controller_code/”</text:span></text:p>
                  </text:list-item>
                  <text:list-item>
                    <text:p xml:id="id74" text:id="id74"><text:span text:style-name="T5">Run “muDAQ_controller.py &lt;path/to/json/file&gt;”</text:span></text:p>
                  </text:list-item>
                  <text:list-item>
                    <text:p xml:id="id75" text:id="id75"><text:span text:style-name="T5">Data is saved in .CSV forma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How Do I Use muDAQ?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76" text:id="id76"><text:span text:style-name="T5">muDAQ also has some analysis tools built in under the “analysis_code” directory</text:span></text:p>
              </text:list-item>
              <text:list-item>
                <text:p xml:id="id77" text:id="id77"><text:span text:style-name="T5">“</text:span><text:span text:style-name="T5">time_series_plotter.py” can take as an option the path to a muDAQ formatted csv data and does some rudimentary plotting of the data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6cm" svg:height="1.576cm" svg:x="1cm" svg:y="0.376cm" presentation:class="title" presentation:user-transformed="true">
          <draw:text-box>
            <text:p><text:span text:style-name="T4">Final Thoughts</text:span></text:p>
          </draw:text-box>
        </draw:frame>
        <draw:frame presentation:style-name="pr9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78" text:id="id78"><text:span text:style-name="T5">Setting up a system is simple! The thermistors are inexpensive, and attaching longer leads only requires simple soldering</text:span></text:p>
              </text:list-item>
              <text:list-item>
                <text:p xml:id="id79" text:id="id79"><text:span text:style-name="T5">I’m happy to help set folks up with a basic system, walk through its usage in more detail, etc</text:span></text:p>
              </text:list-item>
              <text:list-item>
                <text:p xml:id="id80" text:id="id80"><text:span text:style-name="T5">The system is built on open-source software and hardware to the extent possible. Feel free to use/duplicated/modify/distribute as desir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gr8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7T09:44:53.515042457</meta:creation-date>
    <meta:editing-duration>PT1H39M36S</meta:editing-duration>
    <meta:editing-cycles>11</meta:editing-cycles>
    <meta:generator>LibreOffice/7.3.2.2$Linux_X86_64 LibreOffice_project/49f2b1bff42cfccbd8f788c8dc32c1c309559be0</meta:generator>
    <dc:title>Blue Curve</dc:title>
    <dc:date>2022-10-07T13:12:30.532892409</dc:date>
    <meta:document-statistic meta:object-count="16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3/content.xml><?xml version="1.0" encoding="utf-8"?>
<math xmlns="http://www.w3.org/1998/Math/MathML" display="block">
  <semantics>
    <mrow>
      <mrow>
        <msub>
          <mi>V</mi>
          <mi>i</mi>
        </msub>
        <mo stretchy="false">=</mo>
        <msub>
          <mi>V</mi>
          <mi>r</mi>
        </msub>
      </mrow>
      <mrow>
        <mfrac>
          <mi>D</mi>
          <msup>
            <mn>2</mn>
            <mi>b</mi>
          </msup>
        </mfrac>
        <mo stretchy="false">+</mo>
        <msub>
          <mi>V</mi>
          <mi mathvariant="italic">min</mi>
        </msub>
      </mrow>
    </mrow>
    <annotation encoding="StarMath 5.0">V _ {i} = V_r {D} over {2^b} + V_{min}
</annotation>
  </semantics>
</math>
</file>

<file path=Object 4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5/content.xml><?xml version="1.0" encoding="utf-8"?>
<math xmlns="http://www.w3.org/1998/Math/MathML" display="block">
  <semantics>
    <mrow>
      <mi mathvariant="italic">δV</mi>
      <mo stretchy="false">=</mo>
      <mfrac>
        <msub>
          <mi>V</mi>
          <mi>r</mi>
        </msub>
        <msup>
          <mn>2</mn>
          <mi>b</mi>
        </msup>
      </mfrac>
    </mrow>
    <annotation encoding="StarMath 5.0">δV = {V_r} over {2^b}
</annotation>
  </semantics>
</math>
</file>